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a1b" officeooo:paragraph-rsid="00099a1b"/>
    </style:style>
    <style:style style:name="P2" style:family="paragraph" style:parent-style-name="Standard">
      <style:text-properties officeooo:rsid="00099a1b" officeooo:paragraph-rsid="000b374a"/>
    </style:style>
    <style:style style:name="P3" style:family="paragraph" style:parent-style-name="Standard">
      <style:text-properties officeooo:rsid="00099a1b" officeooo:paragraph-rsid="000b535c"/>
    </style:style>
    <style:style style:name="T1" style:family="text">
      <style:text-properties officeooo:rsid="000b374a"/>
    </style:style>
    <style:style style:name="T2" style:family="text">
      <style:text-properties officeooo:rsid="000b53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STICK</text:p>
      <text:p text:style-name="P1"/>
      <text:p text:style-name="P1">Projekt:</text:p>
      <text:p text:style-name="P1">Miejsce pamięci Nehrybka</text:p>
      <text:p text:style-name="P1">­ były obóz jeniecki z okresu II Wojny Światowej</text:p>
      <text:p text:style-name="P1">Projekt realizowany przez:</text:p>
      <text:p text:style-name="P1">Akademię Sztuk Pięknych im. Jana Matejki w Krakowie</text:p>
      <text:p text:style-name="P1">Wydział Architektury Wnętrz</text:p>
      <text:p text:style-name="P1">Accademia di Belle Arti di Brera Mediolan</text:p>
      <text:p text:style-name="P1">Fondazione Memoria Della Deportazione</text:p>
      <text:p text:style-name="P1">Konsulat Honorowy Republiki Włoskiej w Polsce</text:p>
      <text:p text:style-name="P1"/>
      <text:p text:style-name="P1">Miasto Przemyśl</text:p>
      <text:p text:style-name="P1">Celem projektu jest wypracowanie nowych możliwości wspólnych realizacji prac projektowych</text:p>
      <text:p text:style-name="P1">oraz projektowo ­ badawczych wykorzystujących potencjał wszystkich partnerów</text:p>
      <text:p text:style-name="P1">uczestniczących w projekcie, <text:span text:style-name="T1">w</text:span>spieranie rozwoju działalności naukowo ­ badawczej zgodnych</text:p>
      <text:p text:style-name="P1">z konkretnymi potrzebami wzajemnej współpracy, dotyczącej pracowników i studentów,</text:p>
      <text:p text:style-name="P1">uwzględniając cele edukacyjne i badawcze, w zakresie obozów włoskich jeńców wojennych</text:p>
      <text:p text:style-name="P1">z okresu II Wojny Światowej, znajdujących się w Nehrybce i Pikulicach, w województwie</text:p>
      <text:p text:style-name="P1">podkarpackim w Polsce.</text:p>
      <text:p text:style-name="P1"/>
      <text:p text:style-name="P1">Planowany zakres współpracy:</text:p>
      <text:p text:style-name="P1">• prace nad adaptacją istniejących przestrzeni obozu jenieckiego w Nehrybce,</text:p>
      <text:p text:style-name="P1">• archiwizacja dokumentów historycznych dotyczących obozów włoskich jeńców</text:p>
      <text:p text:style-name="P1">wojennych z okresu II Wojny Światowej znajdujących się w Nehrybce,</text:p>
      <text:p text:style-name="P1">• rozpowszechnienie i wykorzystanie materiałów do celów naukowo­badawczych,</text:p>
      <text:p text:style-name="P1">• upowszechnienie pamięci o miejscu, zdarzeniach i ludziach poprzez realizację wystaw i</text:p>
      <text:p text:style-name="P1">publikacji w tym opracowań cyfrowych,</text:p>
      <text:p text:style-name="P1">• udział w projektach realizowanych w ramach programów krajowych oraz programów UE</text:p>
      <text:p text:style-name="P1">w latach 2014­2020.</text:p>
      <text:p text:style-name="P1"/>
      <text:p text:style-name="P1">W rouku akademickim 2013/14 Wydział Architektury Wnętrz Akademii Sztuk Pięknych im. Jana</text:p>
      <text:p text:style-name="P1">Matejki w Krakowie wspólnie z Accademia di Belle Arti di Brera w</text:p>
      <text:p text:style-name="P1">Mediolanie zrealizował już dwa opracowania projektowe w ramach prac dyplomowych</text:p>
      <text:p text:style-name="P1">magisterskich w zakresie przestrzeni pamięci w Nehryb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MORY STICK</text:p>
      <text:p text:style-name="P1"/>
      <text:p text:style-name="P1">The project:</text:p>
      <text:p text:style-name="P1">MEMORIAL NEHRYBKA</text:p>
      <text:p text:style-name="P1">­ former World War II POW camp</text:p>
      <text:p text:style-name="P1">The project is realized in cooperation with:</text:p>
      <text:p text:style-name="P1">Academy of Fine Arts in Kraków</text:p>
      <text:p text:style-name="P1">Department of Interior Design</text:p>
      <text:p text:style-name="P1">Accademia di Belle Arti di Brera</text:p>
      <text:p text:style-name="P1">Fondazione Memoria Della Deportazione</text:p>
      <text:p text:style-name="P1">Honorary Consulate of the Italian Republic in Poland</text:p>
      <text:p text:style-name="P1"/>
      <text:p text:style-name="P1">City of Przemyśl</text:p>
      <text:p text:style-name="P2">The aim of the project is: development of new opportunities for a joint implementation of</text:p>
      <text:p text:style-name="P1">design and research work <text:span text:style-name="T1">utilizing</text:span> the potential of all partners participating in the project;<text:span text:style-name="T1"> p</text:span>romoti<text:span text:style-name="T1">on of </text:span>scientific research activity in accordance with specific needs and objectives leading to common benefits <text:span text:style-name="T1">as well </text:span>determin<text:span text:style-name="T1">ation of the</text:span> scope and object of this cooperation; implementation of the program of mutual cooperation for staff and students <text:span text:style-name="T2">in</text:span> regard to the objectives of education and research, concerning the Italian <text:span text:style-name="T2">POW </text:span>camps during World War II in Nehrybka and</text:p>
      <text:p text:style-name="P1">Pikulice in Podkarpackie province in Poland.</text:p>
      <text:p text:style-name="P1"/>
      <text:p text:style-name="P1">The planned scope of cooperation:</text:p>
      <text:p text:style-name="P1">• work for the adaptation of the existing space of the former POW camp in Nehrybka,</text:p>
      <text:p text:style-name="P3">• <text:span text:style-name="T2">archivization of</text:span> historical documents relating to the camps of the Italian war prisoners during</text:p>
      <text:p text:style-name="P1">World War II in the Nehrybka,</text:p>
      <text:p text:style-name="P1">• distribution and use of the materials for scientific research purposes, according to the</text:p>
      <text:p text:style-name="P1">rules in force in <text:span text:style-name="T2">both</text:span> <text:span text:style-name="T2">c</text:span>ountries,</text:p>
      <text:p text:style-name="P1">• dissemination of the site, events, and people<text:span text:style-name="T2">'s</text:span> memory through the implementation of</text:p>
      <text:p text:style-name="P1">exhibitions and publications in digital or paper version,</text:p>
      <text:p text:style-name="P1">• participation in projects within the framework of the national program<text:span text:style-name="T2">s</text:span> and EU</text:p>
      <text:p text:style-name="P1">programmers 2016 ­ 2020.</text:p>
      <text:p text:style-name="P1"/>
      <text:p text:style-name="P1">In the academic year 2013/14 Faculty of Interior <text:span text:style-name="T2">Architecture of</text:span> Academy of Fine Arts in Kraków in conjunction with Accademia di Belle Arti di Brera in Milan has already realized two design studies as part of <text:span text:style-name="T2">master's</text:span> theses of <text:span text:style-name="T2">memory</text:span> space in Nehryb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21:28.016922760</meta:creation-date>
    <dc:date>2015-11-17T16:09:51.714674597</dc:date>
    <meta:editing-duration>PT2M41S</meta:editing-duration>
    <meta:editing-cycles>1</meta:editing-cycles>
    <meta:document-statistic meta:table-count="0" meta:image-count="0" meta:object-count="0" meta:page-count="2" meta:paragraph-count="56" meta:word-count="512" meta:character-count="3480" meta:non-whitespace-character-count="3024"/>
    <meta:generator>LibreOffice/4.2.8.2$Linux_x86 LibreOffice_project/420m0$Build-2</meta:generator>
  </office:meta>
</office:document-meta>
</file>